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1.902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office:value-type="string">
            <text:p>Sclerocarya 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office:value-type="string">
            <text:p>Sclerocarya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office:value-type="string">
            <text:p>Eucalyptus GU 178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office:value-type="string">
            <text:p>Eucalyptus GN 108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office:value-type="string">
            <text:p>Eucalyptus GV0177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office:value-type="string">
            <text:p>Eucalyptus GU 111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17">
            <text:p>17</text:p>
          </table:table-cell>
          <table:table-cell office:value-type="string">
            <text:p>Eucalyptus GU177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6">
            <text:p>16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string">
            <text:p>Pinus spp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string">
            <text:p>Pinus spp.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string">
            <text:p>Corymbia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4">
            <text:p>14</text:p>
          </table:table-cell>
          <table:table-cell office:value-type="string">
            <text:p><text:s/>Corymbia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string">
            <text:p>Chilli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13">
            <text:p>13</text:p>
          </table:table-cell>
          <table:table-cell office:value-type="string">
            <text:p>Chili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office:value-type="string">
            <text:p>Green peppers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office:value-type="string">
            <text:p>Green pepper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string">
            <text:p>Celtis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string">
            <text:p>Celtis 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string">
            <text:p>Olive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string">
            <text:p>olive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string">
            <text:p>Rhus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string">
            <text:p>Rhus 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oak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Podocarpus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string">
            <text:p>podocarpus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string">
            <text:p>Podocrpua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wattle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6">
            <text:p>6</text:p>
          </table:table-cell>
          <table:table-cell office:value-type="string">
            <text:p>Wattl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citru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Citru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Cedreus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string">
            <text:p>Cedrus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Acacia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string">
            <text:p>Acacia 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string">
            <text:p>Cypress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Cypressus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string">
            <text:p>Cupress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string">
            <text:p>Cupressus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Pinu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pinu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Pinus 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Pine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pinus 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string">
            <text:p>Pinus?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Eucalyptu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Eucalyptus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Eucalyputu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Eucalytpus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Euvcalyptus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eucalyptus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Euclayptus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Eucalyptu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Eucalyptus GN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Eucalyptus GU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string">
            <text:p>Eucalyptus GC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string">
            <text:p>Eucalyptus GV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milkwood tree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peach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Protea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yellow cling peach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walnut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Widdiringtonia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Pin oak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Pein tree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Pinus patula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Rose trees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timber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White karee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Opiedoring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Trachicarpus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Platanu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Pisolithus 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Phylica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Pinus veneer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Hylastes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Macadamiun nut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Fern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Strelitzia &amp; palm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poplar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GU61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mango flowers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obelia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waterbessie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Lemonbalm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Macadamiun nut tree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Cactus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Macadamia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Palms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yellowood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Peltophorum 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Jan-0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Eucalyptus GN 108/155/12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Pinus &amp; Eucalyptus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Eucalyptus, Marula, Chilli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Mopani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Eucalyptus GU 5305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Moringa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Percea sp.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Persea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Paulownia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Magnolia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Cherry C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Pinus hybrids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GV 1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NH07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Eurypos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Eucalyptus SGV 183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Cytheales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Sideroxylon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Orchid sample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Pepper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Eucalyptus GC521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Eucalyptus C962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Eucalyptus GN155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Eucalyptus GN5003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Eucalyptus GU082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Soil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Eucalyptis GU 60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Cytisus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Aloe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Eucalyptus GV210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Wood chip sample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Water samples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Cocopeat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Cussonia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Benthammi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Water</text:p>
          </table:table-cell>
        </table:table-row>
        <table:table-row table:style-name="ro2">
          <table:table-cell office:value-type="string">
            <text:p>x</text:p>
          </table:table-cell>
          <table:table-cell table:number-columns-repeated="2"/>
        </table:table-row>
      </table:table>
      <table:database-ranges>
        <table:database-range table:target-range-address="Sheet1.A1:Sheet1.C13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4">07/24/2019</text:date>, <text:time>20:3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9-07-24T20:35:33.27</dc:date>
    <meta:editing-duration>PT4M34S</meta:editing-duration>
    <meta:editing-cycles>1</meta:editing-cycles>
    <meta:document-statistic meta:table-count="1" meta:cell-count="391" meta:object-count="0"/>
  </office:meta>
</office:document-meta>
</file>